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1.585cm" style:rel-column-width="44660*"/>
    </style:style>
    <style:style style:name="Table2.B" style:family="table-column">
      <style:table-column-properties style:column-width="5.415cm" style:rel-column-width="208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2" style:family="table-row">
      <style:table-row-properties style:min-row-height="2.02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0dc0b1"/>
    </style:style>
    <style:style style:name="P2" style:family="paragraph" style:parent-style-name="Standard">
      <style:paragraph-properties fo:line-height="150%"/>
      <style:text-properties officeooo:paragraph-rsid="000ddba9"/>
    </style:style>
    <style:style style:name="P3" style:family="paragraph" style:parent-style-name="Standard">
      <style:paragraph-properties fo:line-height="150%"/>
      <style:text-properties style:font-name="Bitstream Charter" fo:font-size="12pt" fo:font-weight="normal" officeooo:rsid="000dc0b1" officeooo:paragraph-rsid="000dc0b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style:font-name="Bitstream Charter" fo:font-size="12pt" fo:font-weight="normal" officeooo:rsid="001b22a4" officeooo:paragraph-rsid="000dc0b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Bitstream Charter" fo:font-size="12pt" fo:font-weight="normal" officeooo:rsid="00122733" officeooo:paragraph-rsid="000dc0b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style:font-name="Bitstream Charter" fo:font-size="12pt" fo:font-weight="normal" officeooo:rsid="000ddba9" officeooo:paragraph-rsid="000ddba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style:font-name="Bitstream Charter" fo:font-size="12pt" fo:font-weight="normal" officeooo:rsid="000ddba9" officeooo:paragraph-rsid="000ddba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font-name="Bitstream Charter" fo:font-size="12pt" fo:font-weight="bold" officeooo:rsid="00122733" officeooo:paragraph-rsid="000dc0b1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style:font-name="Bitstream Charter" fo:font-size="12pt" fo:font-weight="bold" officeooo:rsid="00122733" officeooo:paragraph-rsid="000ddba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  <style:text-properties style:font-name="Bitstream Charter" fo:font-size="12pt" fo:font-weight="bold" officeooo:paragraph-rsid="000ddba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Bitstream Charter" fo:font-size="12pt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Bitstream Charter" fo:font-size="12pt" officeooo:paragraph-rsid="000dc0b1" style:font-size-asian="12pt" style:font-size-complex="12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Bitstream Charter" fo:font-size="12pt" officeooo:paragraph-rsid="000a1ee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Bitstream Charter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Bitstream Charter" fo:font-size="12pt" officeooo:paragraph-rsid="0006cdaf" style:font-size-asian="12pt" style:font-size-complex="12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Bitstream Charter" fo:font-size="12pt" officeooo:rsid="000a1eed" officeooo:paragraph-rsid="000a1eed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Bitstream Charter" fo:font-size="12pt" officeooo:rsid="000bd96f" officeooo:paragraph-rsid="000f2bf2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Bitstream Charter" fo:font-size="12pt" officeooo:rsid="000bd96f" officeooo:paragraph-rsid="000dc0b1" style:font-size-asian="12pt" style:font-size-complex="12pt"/>
    </style:style>
    <style:style style:name="P20" style:family="paragraph" style:parent-style-name="Standard">
      <style:text-properties style:font-name="Bitstream Charter" fo:font-size="12pt" officeooo:paragraph-rsid="000ddba9" style:font-size-asian="12pt" style:font-size-complex="12pt"/>
    </style:style>
    <style:style style:name="P21" style:family="paragraph" style:parent-style-name="Standard">
      <style:text-properties officeooo:paragraph-rsid="000ddba9"/>
    </style:style>
    <style:style style:name="P22" style:family="paragraph" style:parent-style-name="Standard">
      <style:text-properties style:font-name="Liberation Serif" fo:font-size="14pt" officeooo:paragraph-rsid="000ddba9" style:font-size-asian="14pt" style:font-size-complex="14pt"/>
    </style:style>
    <style:style style:name="P23" style:family="paragraph" style:parent-style-name="Text_20_body">
      <style:paragraph-properties fo:line-height="150%" fo:text-align="justify" style:justify-single-word="false"/>
      <style:text-properties officeooo:paragraph-rsid="000dc0b1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Bitstream Charter" fo:font-size="12pt" officeooo:paragraph-rsid="000dc0b1" style:font-size-asian="12pt" style:font-size-complex="12pt"/>
    </style:style>
    <style:style style:name="P25" style:family="paragraph" style:parent-style-name="Text_20_body" style:list-style-name="L1">
      <style:paragraph-properties fo:line-height="150%"/>
      <style:text-properties style:font-name="Bitstream Charter" fo:font-size="12pt" style:font-size-asian="12pt" style:font-size-complex="12pt"/>
    </style:style>
    <style:style style:name="P26" style:family="paragraph" style:parent-style-name="Text_20_body">
      <style:paragraph-properties fo:line-height="115%" fo:text-align="justify" style:justify-single-word="false"/>
      <style:text-properties style:font-name="Bitstream Charter" fo:font-size="12pt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cm" loext:contextual-spacing="false" fo:line-height="150%"/>
      <style:text-properties style:font-name="Bitstream Charter" fo:font-size="12p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Bitstream Charter" fo:font-size="12pt" officeooo:paragraph-rsid="000ddba9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Bitstream Charter" fo:font-size="12pt" officeooo:rsid="001f3ae6" officeooo:paragraph-rsid="000ddba9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Bitstream Charter" fo:font-size="12pt" officeooo:rsid="001fcb93" officeooo:paragraph-rsid="000ddba9" style:font-size-asian="12pt" style:font-size-complex="12pt"/>
    </style:style>
    <style:style style:name="T1" style:family="text">
      <style:text-properties officeooo:rsid="0006cdaf"/>
    </style:style>
    <style:style style:name="T2" style:family="text">
      <style:text-properties officeooo:rsid="00087576"/>
    </style:style>
    <style:style style:name="T3" style:family="text">
      <style:text-properties officeooo:rsid="000a1eed"/>
    </style:style>
    <style:style style:name="T4" style:family="text">
      <style:text-properties style:font-size-asian="12pt" style:font-size-complex="12pt"/>
    </style:style>
    <style:style style:name="T5" style:family="text">
      <style:text-properties officeooo:rsid="000a1eed" style:font-size-asian="12pt" style:font-size-complex="12pt"/>
    </style:style>
    <style:style style:name="T6" style:family="text">
      <style:text-properties style:font-name="Bitstream Charter"/>
    </style:style>
    <style:style style:name="T7" style:family="text">
      <style:text-properties style:font-name="Bitstream Charter" officeooo:rsid="000c9695"/>
    </style:style>
    <style:style style:name="T8" style:family="text">
      <style:text-properties style:font-name="Bitstream Charter" fo:font-size="14pt" fo:font-weight="normal" officeooo:rsid="000c9695" style:font-size-asian="14pt" style:font-weight-asian="normal" style:font-size-complex="14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dc0b1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9263d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a6a7e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b22a4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9263d" style:font-size-asian="12pt" style:font-size-complex="12pt"/>
    </style:style>
    <style:style style:name="T1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fo:font-weight="normal" officeooo:rsid="001a6a7e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d1a9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0ddba9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1e86fa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weight="bold" officeooo:rsid="0019263d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a6a7e" style:font-size-asian="12pt" style:font-weight-asian="bold" style:font-size-complex="12pt" style:font-weight-complex="bold"/>
    </style:style>
    <style:style style:name="T23" style:family="text">
      <style:text-properties officeooo:rsid="000baaa8"/>
    </style:style>
    <style:style style:name="T24" style:family="text">
      <style:text-properties officeooo:rsid="000c9695"/>
    </style:style>
    <style:style style:name="T25" style:family="text">
      <style:text-properties fo:font-size="14pt" fo:font-weight="normal" officeooo:rsid="0015eac9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122733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78e10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0c9695" style:font-size-asian="14pt" style:font-weight-asian="normal" style:font-size-complex="14pt" style:font-weight-complex="normal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1fcb93" style:font-size-asian="14pt" style:font-weight-asian="bold" style:font-size-complex="14pt" style:font-weight-complex="bold"/>
    </style:style>
    <style:style style:name="T31" style:family="text">
      <style:text-properties fo:font-size="14pt" fo:font-style="normal" fo:font-weight="normal" officeooo:rsid="001e86fa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weight="bold" officeooo:rsid="00122733" style:font-weight-asian="bold" style:font-weight-complex="bold"/>
    </style:style>
    <style:style style:name="T33" style:family="text">
      <style:text-properties fo:font-weight="bold" officeooo:rsid="001a6a7e" style:font-weight-asian="bold" style:font-weight-complex="bold"/>
    </style:style>
    <style:style style:name="T34" style:family="text">
      <style:text-properties fo:font-weight="bold" officeooo:rsid="0019263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a6a7e" style:font-weight-asian="normal" style:font-weight-complex="normal"/>
    </style:style>
    <style:style style:name="T37" style:family="text">
      <style:text-properties fo:font-weight="normal" officeooo:rsid="0015eac9" style:font-weight-asian="normal" style:font-weight-complex="normal"/>
    </style:style>
    <style:style style:name="T38" style:family="text">
      <style:text-properties fo:font-weight="normal" officeooo:rsid="00122733" style:font-weight-asian="normal" style:font-weight-complex="normal"/>
    </style:style>
    <style:style style:name="T39" style:family="text">
      <style:text-properties fo:font-weight="normal" officeooo:rsid="00178e10" style:font-weight-asian="normal" style:font-weight-complex="normal"/>
    </style:style>
    <style:style style:name="T40" style:family="text">
      <style:text-properties fo:font-weight="normal" officeooo:rsid="0019263d" style:font-weight-asian="normal" style:font-weight-complex="normal"/>
    </style:style>
    <style:style style:name="T41" style:family="text">
      <style:text-properties fo:font-weight="normal" officeooo:rsid="001b22a4" style:font-weight-asian="normal" style:font-weight-complex="normal"/>
    </style:style>
    <style:style style:name="T42" style:family="text">
      <style:text-properties style:font-name="Bitstream Charter"/>
    </style:style>
    <style:style style:name="T43" style:family="text"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T44" style:family="text">
      <style:text-properties style:font-name="Bitstream Charter" fo:font-size="14pt" fo:font-weight="bold" officeooo:rsid="001fcb93" style:font-size-asian="14pt" style:font-weight-asian="bold" style:font-size-complex="14pt" style:font-weight-complex="bold"/>
    </style:style>
    <style:style style:name="T45" style:family="text">
      <style:text-properties style:font-name="Bitstream Charter" fo:font-size="14pt" fo:font-style="normal" fo:font-weight="normal" officeooo:rsid="001e86f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Bitstream Charter" fo:font-size="12pt" style:font-size-asian="12pt" style:font-size-complex="12pt"/>
    </style:style>
    <style:style style:name="T47" style:family="text">
      <style:text-properties style:font-name="Bitstream Charter" fo:font-size="12pt" officeooo:rsid="0019263d" style:font-size-asian="12pt" style:font-size-complex="12pt"/>
    </style:style>
    <style:style style:name="T48" style:family="text">
      <style:text-properties style:font-name="Bitstream Charter" fo:font-size="12pt" fo:font-weight="normal" officeooo:rsid="001a6a7e" style:font-size-asian="12pt" style:font-weight-asian="normal" style:font-size-complex="12pt" style:font-weight-complex="normal"/>
    </style:style>
    <style:style style:name="T49" style:family="text">
      <style:text-properties style:font-name="Bitstream Charter" fo:font-size="12pt" fo:font-weight="normal" officeooo:rsid="0019263d" style:font-size-asian="12pt" style:font-weight-asian="normal" style:font-size-complex="12pt" style:font-weight-complex="normal"/>
    </style:style>
    <style:style style:name="T50" style:family="text">
      <style:text-properties style:font-name="Bitstream Charter" fo:font-size="12pt" fo:font-weight="normal" officeooo:rsid="000dc0b1" style:font-size-asian="12pt" style:font-weight-asian="normal" style:font-size-complex="12pt" style:font-weight-complex="normal"/>
    </style:style>
    <style:style style:name="T51" style:family="text">
      <style:text-properties style:font-name="Bitstream Charter" fo:font-size="12pt" fo:font-weight="normal" officeooo:rsid="001b22a4" style:font-size-asian="12pt" style:font-weight-asian="normal" style:font-size-complex="12pt" style:font-weight-complex="normal"/>
    </style:style>
    <style:style style:name="T52" style:family="text">
      <style:text-properties style:font-name="Bitstream Charte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Bitstream Charter" fo:font-size="12pt" fo:font-style="normal" fo:font-weight="normal" officeooo:rsid="001a6a7e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Bitstream Charter" fo:font-size="12pt" fo:font-style="normal" fo:font-weight="normal" officeooo:rsid="001d1a9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Bitstream Charter" fo:font-size="12pt" fo:font-style="normal" fo:font-weight="normal" officeooo:rsid="001e86fa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Bitstream Charter" fo:font-size="12pt" fo:font-style="normal" fo:font-weight="normal" officeooo:rsid="000ddba9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Bitstream Charter" fo:font-size="12pt" fo:font-style="normal" fo:font-weight="bold" officeooo:rsid="001d1a90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59" style:family="text">
      <style:text-properties style:font-name="Bitstream Charter" fo:font-size="12pt" fo:font-weight="bold" officeooo:rsid="0019263d" style:font-size-asian="12pt" style:font-weight-asian="bold" style:font-size-complex="12pt" style:font-weight-complex="bold"/>
    </style:style>
    <style:style style:name="T60" style:family="text">
      <style:text-properties style:font-name="Bitstream Charter" fo:font-size="12pt" fo:font-weight="bold" officeooo:rsid="001a6a7e" style:font-size-asian="12pt" style:font-weight-asian="bold" style:font-size-complex="12pt" style:font-weight-complex="bold"/>
    </style:style>
    <style:style style:name="T61" style:family="text">
      <style:text-properties style:font-name="Bitstream Charter" fo:font-size="12pt" fo:font-weight="bold" officeooo:rsid="001fcb93" style:font-size-asian="12pt" style:font-weight-asian="bold" style:font-size-complex="12pt" style:font-weight-complex="bold"/>
    </style:style>
    <style:style style:name="T62" style:family="text">
      <style:text-properties style:font-name="Bitstream Charter" fo:font-weight="normal" officeooo:rsid="001a6a7e" style:font-weight-asian="normal" style:font-weight-complex="normal"/>
    </style:style>
    <style:style style:name="T63" style:family="text">
      <style:text-properties style:font-name="Bitstream Charter" fo:font-weight="normal" officeooo:rsid="000dc0b1" style:font-weight-asian="normal" style:font-weight-complex="normal"/>
    </style:style>
    <style:style style:name="T64" style:family="text">
      <style:text-properties style:font-name="Bitstream Charter" fo:font-weight="normal" officeooo:rsid="0019263d" style:font-weight-asian="normal" style:font-weight-complex="normal"/>
    </style:style>
    <style:style style:name="T65" style:family="text">
      <style:text-properties style:font-name="Bitstream Charter" fo:font-weight="bold" style:font-weight-asian="bold" style:font-weight-complex="bold"/>
    </style:style>
    <style:style style:name="T66" style:family="text">
      <style:text-properties style:font-name="Bitstream Charter" fo:font-weight="bold" officeooo:rsid="0019263d" style:font-weight-asian="bold" style:font-weight-complex="bold"/>
    </style:style>
    <style:style style:name="T67" style:family="text">
      <style:text-properties style:font-name="Bitstream Charter" fo:font-weight="bold" officeooo:rsid="001fcb93" style:font-weight-asian="bold" style:font-weight-complex="bold"/>
    </style:style>
    <style:style style:name="T68" style:family="text">
      <style:text-properties style:font-name="Bitstream Charter" officeooo:rsid="0019263d"/>
    </style:style>
    <style:style style:name="T69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font-name="Bitstream Charter" fo:font-style="normal" fo:font-weight="normal" officeooo:rsid="001a6a7e" style:font-style-asian="normal" style:font-weight-asian="normal" style:font-style-complex="normal" style:font-weight-complex="normal"/>
    </style:style>
    <style:style style:name="T71" style:family="text">
      <style:text-properties style:font-name="Bitstream Charter" fo:font-style="normal" fo:font-weight="normal" officeooo:rsid="001d1a90" style:font-style-asian="normal" style:font-weight-asian="normal" style:font-style-complex="normal" style:font-weight-complex="normal"/>
    </style:style>
    <style:style style:name="T72" style:family="text">
      <style:text-properties style:font-name="Bitstream Charter" fo:font-style="normal" fo:font-weight="normal" officeooo:rsid="001e86fa" style:font-style-asian="normal" style:font-weight-asian="normal" style:font-style-complex="normal" style:font-weight-complex="normal"/>
    </style:style>
    <style:style style:name="T73" style:family="text">
      <style:text-properties style:font-name="Bitstream Charter" fo:font-style="normal" fo:font-weight="normal" officeooo:rsid="000ddba9" style:font-style-asian="normal" style:font-weight-asian="normal" style:font-style-complex="normal" style:font-weight-complex="normal"/>
    </style:style>
    <style:style style:name="T74" style:family="text">
      <style:text-properties officeooo:rsid="000dc0b1"/>
    </style:style>
    <style:style style:name="T75" style:family="text">
      <style:text-properties style:font-name="Liberation Serif" fo:font-size="14pt" fo:font-style="normal" fo:font-weight="normal" officeooo:rsid="001e86fa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7" style:family="text">
      <style:text-properties style:font-name="Liberation Serif" fo:font-size="14pt" fo:font-weight="bold" officeooo:rsid="001fcb93" style:font-size-asian="14pt" style:font-weight-asian="bold" style:font-size-complex="14pt" style:font-weight-complex="bold"/>
    </style:style>
    <style:style style:name="T78" style:family="text">
      <style:text-properties officeooo:rsid="000ddba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3">1) W</text:span>hat is a story point? How will you use story points to measure size of the following fruits (fruit points) given the planning poker value ½, 1, 2, 3, 5,8,13, 20, 40, 100, infinity.</text:p>
      <text:p text:style-name="P11"></text:p>
      <text:p text:style-name="P26"><text:span text:style-name="T35"><text:s text:c="22"/>Story point is a arbitrary measure used by Scrum teams. This is used to measure the effort required to implement a story. </text:span>In simple terms its a number that tells the team how hard the story is. Hard could be related to complexity, Unknowns and effort.</text:p>
      <text:p text:style-name="P11"/>
      <text:p text:style-name="P15">Apple <text:s text:c="31"/><text:tab/>: <text:s text:c="8"/><text:span text:style-name="T78">5</text:span></text:p>
      <text:p text:style-name="P15"></text:p>
      <text:p text:style-name="P15">Mango <text:s text:c="30"/><text:tab/>: <text:s text:c="8"/><text:span text:style-name="T78">5</text:span></text:p>
      <text:p text:style-name="P15"></text:p>
      <text:p text:style-name="P15">Banana <text:s text:c="30"/>: <text:s text:c="8"/><text:span text:style-name="T78">8</text:span></text:p>
      <text:p text:style-name="P15"></text:p>
      <text:p text:style-name="P16">Jack fruit <text:s text:c="27"/>: <text:s text:c="7"/><text:span text:style-name="T1">40</text:span></text:p>
      <text:p text:style-name="P15"></text:p>
      <text:p text:style-name="P15">Pineapple <text:s text:c="26"/>: <text:s text:c="7"/><text:span text:style-name="T1">13</text:span></text:p>
      <text:p text:style-name="P15"></text:p>
      <text:p text:style-name="P16">Gooseberry <text:s text:c="24"/>: <text:s text:c="7"/><text:span text:style-name="T2">1/2</text:span></text:p>
      <text:p text:style-name="P15"></text:p>
      <text:p text:style-name="P15">Avocado <text:s text:c="28"/>: <text:s text:c="8"/><text:span text:style-name="T78">3</text:span></text:p>
      <text:p text:style-name="P15"></text:p>
      <text:p text:style-name="P15">Lime <text:s text:c="34"/>: <text:s text:c="8"/><text:span text:style-name="T2">1</text:span></text:p>
      <text:p text:style-name="P15"></text:p>
      <text:p text:style-name="P15">Pomegranate <text:s text:c="21"/>: <text:s text:c="8"/><text:span text:style-name="T78">5</text:span></text:p>
      <text:p text:style-name="P15"></text:p>
      <text:p text:style-name="P15">Watermelon <text:s text:c="22"/>: <text:s text:c="8"/><text:span text:style-name="T2">20</text:span></text:p>
      <text:p text:style-name="P15"/>
      <text:p text:style-name="P15"/>
      <text:p text:style-name="P14"><text:span text:style-name="T3">2) <text:s/></text:span>What are the points discussed during the daily standup meeting? What happens if there is a problem a team member identifies during the stand up meeting and how the same will be resolved?</text:p>
      <text:p text:style-name="P17"/>
      <text:p text:style-name="P14"><text:span text:style-name="T3"><text:s text:c="15"/></text:span>During the daily scrum, each team member answers the following three questions:</text:p>
      <text:list xml:id="list2603008752468334710" text:style-name="L1">
        <text:list-item>
          <text:p text:style-name="P27">What did you do yesterday? </text:p>
        </text:list-item>
        <text:list-item>
          <text:p text:style-name="P27">What will you do today? </text:p>
        </text:list-item>
        <text:list-item>
          <text:p text:style-name="P25">Are there any impediments in your way? </text:p>
        </text:list-item>
      </text:list>
      <text:p text:style-name="P12"/>
      <text:p text:style-name="P18">If there is problem and that is identified by the team member, then he/she may mention it during the stand-up meeting, but then make sure that the meeting doesnot prolong after 15minutes. </text:p>
      <text:p text:style-name="P18"/>
      <text:p text:style-name="P18"><text:soft-page-break/>He can discuss the problem with the Scrum Master <text:span text:style-name="T24">after the meeting</text:span>. <text:span text:style-name="T24">Later on,</text:span> the Scrum <text:span text:style-name="T24">Master the helps the team to find the solution for the problem.</text:span></text:p>
      <text:p text:style-name="P19"><text:span text:style-name="T37">I</text:span><text:span text:style-name="T38">ssues that are raised are taken </text:span><text:span text:style-name="T39">are</text:span><text:span text:style-name="T38"> usually dealt with by the relevant subgroup immediately after the meeting. </text:span></text:p>
      <text:p text:style-name="P5"/>
      <text:p text:style-name="P5"/>
      <text:p text:style-name="P3">3. <text:span text:style-name="T32">3. What is the relationship between Epic, User story and Feature? What are themes?</text:span></text:p>
      <text:p text:style-name="P8"/>
      <text:p text:style-name="P1"><text:span text:style-name="T59">Feature</text:span><text:span text:style-name="T48">: A </text:span><text:span text:style-name="Strong_20_Emphasis"><text:span text:style-name="T48">feature</text:span></text:span><text:span text:style-name="T48"> is a distinct element of functionality which can provide capabilities to the business. It generally takes many iterations to deliver a feature. A user story is a part of the feature. By splitting a feature in smaller stories, the user can give early feedback to the developers to issues quickly.</text:span></text:p>
      <text:p text:style-name="P1"><text:span text:style-name="T59">User Story: </text:span><text:span text:style-name="Strong_20_Emphasis"><text:span text:style-name="T47"><text:s/></text:span></text:span><text:span text:style-name="Strong_20_Emphasis"><text:span text:style-name="T50">A user</text:span></text:span><text:span text:style-name="Strong_20_Emphasis"><text:span text:style-name="T49"> story</text:span></text:span><text:span text:style-name="T49"> is simply something a user wants. User stories are more than just text written on an index card but for our purposes here</text:span></text:p>
      <text:p text:style-name="P13"><text:span text:style-name="T34">Epic: </text:span>A very large user story that is eventually broken down into smaller stories. <text:span text:style-name="T74">Should be broken down to make them easier to handle.</text:span></text:p>
      <text:p text:style-name="P23"><text:span text:style-name="T48">For instance, ‘</text:span><text:span text:style-name="Emphasis"><text:span text:style-name="T53">As a user, I want to search for a job, so I can find my next career move’</text:span></text:span><text:span text:style-name="T48"> might include various features, such as simple search, advanced search, faceted navigation, sort, filter, sign up for email alerts, etc. </text:span><text:span text:style-name="T46">A user story this big would be considered an epic, since it’s a very big user story. </text:span></text:p>
      <text:p text:style-name="P24"><text:span text:style-name="T33">T</text:span><text:span text:style-name="T34">heme </text:span><text:span text:style-name="T40">is a collection of user stories. </text:span><text:span text:style-name="T41">Multiple user story which can be combined together under a specific unit is called theme.</text:span></text:p>
      <text:p text:style-name="P4"/>
      <text:p text:style-name="P4"/>
      <text:p text:style-name="P7">4<text:span text:style-name="T32">. Provide an example of Feature and user stories for the below Epic:</text:span></text:p>
      <text:p text:style-name="P9">Epic: Allow the customers to manage their own accounts in the web portal.</text:p>
      <text:p text:style-name="P7">Consider a website like that of “Hacker Earth” which conducts hackathons and other coding competitions.</text:p>
      <text:p text:style-name="P2"><text:span text:style-name="Emphasis"><text:span text:style-name="T57">User Story:</text:span></text:span><text:span text:style-name="Emphasis"><text:span text:style-name="T54"> </text:span></text:span><text:span text:style-name="Emphasis"><text:span text:style-name="T52">As a </text:span></text:span><text:span text:style-name="Emphasis"><text:span text:style-name="T56">user,</text:span></text:span><text:span text:style-name="Emphasis"><text:span text:style-name="T52"> I want to </text:span></text:span><text:span text:style-name="Emphasis"><text:span text:style-name="T55">see </text:span></text:span><text:span text:style-name="Emphasis"><text:span text:style-name="T56">the leaderboard and upcoming challenges, week topper, <text:s/>tutorials etc on my profile, so that I can plan accordingly when I come for the next challenge.</text:span></text:span></text:p>
      <text:p text:style-name="P2"><text:span text:style-name="Emphasis"><text:span text:style-name="T57">Feature</text:span></text:span><text:span text:style-name="Emphasis"><text:span text:style-name="T54">: </text:span></text:span><text:span text:style-name="Emphasis"><text:span text:style-name="T55">Add a </text:span></text:span><text:span text:style-name="Emphasis"><text:span text:style-name="T56">graph in the Homepage wherein I can see my progress across challenges</text:span></text:span><text:span text:style-name="Emphasis"><text:span text:style-name="T55">.</text:span></text:span></text:p>
      <text:p text:style-name="P2"><text:span text:style-name="Emphasis"><text:span text:style-name="T55"/></text:span></text:p>
      <text:p text:style-name="P21"><text:span text:style-name="Emphasis"><text:span text:style-name="T58"/></text:span></text:p>
      <text:p text:style-name="P21"><text:soft-page-break/><text:span text:style-name="Emphasis"><text:span text:style-name="T58">5. </text:span></text:span><text:span text:style-name="T58">Estimate </text:span><text:span text:style-name="T61">size:</text:span>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/>
            <text:p text:style-name="P20">Read a high level, 10-page overview of agile software development in a celebrity magazine</text:p>
            <text:p text:style-name="P20"/>
          </table:table-cell>
          <table:table-cell table:style-name="Table2.B1" office:value-type="string">
            <text:p text:style-name="P28"/>
            <text:p text:style-name="P29">1</text:p>
          </table:table-cell>
        </table:table-row>
        <table:table-row table:style-name="Table2.2">
          <table:table-cell table:style-name="Table2.A8" office:value-type="string">
            <text:p text:style-name="P20"/>
            <text:p text:style-name="P20">Read a densely written 5-page research paper about agile software development in an academic journal. </text:p>
            <text:p text:style-name="P20"/>
          </table:table-cell>
          <table:table-cell table:style-name="Table2.B2" office:value-type="string">
            <text:p text:style-name="P30">3</text:p>
          </table:table-cell>
        </table:table-row>
        <table:table-row>
          <table:table-cell table:style-name="Table2.A8" office:value-type="string">
            <text:p text:style-name="P20"/>
            <text:p text:style-name="P20">Write the product backlog for a simple eCommerce site that sells only clocks.</text:p>
            <text:p text:style-name="P20"><text:s/></text:p>
          </table:table-cell>
          <table:table-cell table:style-name="Table2.B2" office:value-type="string">
            <text:p text:style-name="P30">2</text:p>
          </table:table-cell>
        </table:table-row>
        <table:table-row>
          <table:table-cell table:style-name="Table2.A8" office:value-type="string">
            <text:p text:style-name="P20"/>
            <text:p text:style-name="P20">Recruit, interview, and hire a new member for your team. </text:p>
            <text:p text:style-name="P20"/>
          </table:table-cell>
          <table:table-cell table:style-name="Table2.B2" office:value-type="string">
            <text:p text:style-name="P30">13</text:p>
          </table:table-cell>
        </table:table-row>
        <table:table-row>
          <table:table-cell table:style-name="Table2.A8" office:value-type="string">
            <text:p text:style-name="P20"/>
            <text:p text:style-name="P20">Create a 60 minute presentation about agile estimating and planning for your coworkers.</text:p>
            <text:p text:style-name="P20"/>
          </table:table-cell>
          <table:table-cell table:style-name="Table2.B2" office:value-type="string">
            <text:p text:style-name="P29">5</text:p>
          </table:table-cell>
        </table:table-row>
        <table:table-row>
          <table:table-cell table:style-name="Table2.A8" office:value-type="string">
            <text:p text:style-name="P20">Wash and wax your boss’ Porsche.</text:p>
          </table:table-cell>
          <table:table-cell table:style-name="Table2.B2" office:value-type="string">
            <text:p text:style-name="P30">1</text:p>
          </table:table-cell>
        </table:table-row>
        <table:table-row>
          <table:table-cell table:style-name="Table2.A8" office:value-type="string">
            <text:p text:style-name="P20"/>
            <text:p text:style-name="P20">Read a 150 page book on agile software development.</text:p>
            <text:p text:style-name="P20"/>
          </table:table-cell>
          <table:table-cell table:style-name="Table2.B2" office:value-type="string">
            <text:p text:style-name="P30">3</text:p>
          </table:table-cell>
        </table:table-row>
        <table:table-row>
          <table:table-cell table:style-name="Table2.A8" office:value-type="string">
            <text:p text:style-name="P20"/>
            <text:p text:style-name="P20">Write an 8 page description of agile development for your boss</text:p>
            <text:p text:style-name="P20"/>
          </table:table-cell>
          <table:table-cell table:style-name="Table2.B2" office:value-type="string">
            <text:p text:style-name="P29">5</text:p>
          </table:table-cell>
        </table:table-row>
      </table:table>
      <text:p text:style-name="P22"><text:span text:style-name="Emphasis"><text:span text:style-name="T55"/></text:span></text:p>
      <text:p text:style-name="P6"><text:span text:style-name="Emphasis"><text:span text:style-name="T55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4:03:13.636649986</meta:creation-date>
    <dc:date>2016-08-20T17:05:37.501227913</dc:date>
    <meta:editing-duration>PT31M57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3" meta:paragraph-count="59" meta:word-count="658" meta:character-count="3993" meta:non-whitespace-character-count="2996"/>
  </office:meta>
</office:document-meta>
</file>